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35.24mm" svg:height="132.32mm" svg:x="145.99mm" svg:y="4.19mm">
            <draw:object draw:notify-on-update-of-ranges="Tabelle1.A2:Tabelle1.A2 Tabelle1.A3:Tabelle1.A18 Tabelle1.B2:Tabelle1.B2 Tabelle1.B3:Tabelle1.B18 Tabelle1.C2:Tabelle1.C2 Tabelle1.C3:Tabelle1.C18 Tabelle1.D2:Tabelle1.D2 Tabelle1.D3:Tabelle1.D18 Tabelle1.E2:Tabelle1.E2 Tabelle1.E3:Tabelle1.E18 Tabelle1.F2:Tabelle1.F2 Tabelle1.F3:Tabelle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6.93mm" svg:height="144.52mm" svg:x="124.39mm" svg:y="139.34mm">
            <draw:object draw:notify-on-update-of-ranges="Tabelle1.A2:Tabelle1.A2 Tabelle1.B2:Tabelle1.F2 Tabelle1.A3:Tabelle1.A3 Tabelle1.B3:Tabelle1.F3 Tabelle1.A4:Tabelle1.A4 Tabelle1.B4:Tabelle1.F4 Tabelle1.A5:Tabelle1.A5 Tabelle1.B5:Tabelle1.F5 Tabelle1.A6:Tabelle1.A6 Tabelle1.B6:Tabelle1.F6 Tabelle1.A7:Tabelle1.A7 Tabelle1.B7:Tabelle1.F7 Tabelle1.A8:Tabelle1.A8 Tabelle1.B8:Tabelle1.F8 Tabelle1.A9:Tabelle1.A9 Tabelle1.B9:Tabelle1.F9 Tabelle1.A10:Tabelle1.A10 Tabelle1.B10:Tabelle1.F10 Tabelle1.A11:Tabelle1.A11 Tabelle1.B11:Tabelle1.F11 Tabelle1.A12:Tabelle1.A12 Tabelle1.B12:Tabelle1.F12 Tabelle1.A13:Tabelle1.A13 Tabelle1.B13:Tabelle1.F13 Tabelle1.A14:Tabelle1.A14 Tabelle1.B14:Tabelle1.F14 Tabelle1.A15:Tabelle1.A15 Tabelle1.B15:Tabelle1.F15 Tabelle1.A16:Tabelle1.A16 Tabelle1.B16:Tabelle1.F16 Tabelle1.A17:Tabelle1.A17 Tabelle1.B17:Tabelle1.F17 Tabelle1.A18:Tabelle1.A18 Tabelle1.B18:Tabelle1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 table:style-name="Default"/>
          <table:table-cell table:style-name="ce1" office:value-type="string" calcext:value-type="string" table:number-columns-spanned="5" table:number-rows-spanned="1">
            <text:p>Array Size</text:p>
          </table:table-cell>
          <table:covered-table-cell table:number-columns-repeated="4" table:style-name="Default"/>
        </table:table-row>
        <table:table-row table:style-name="ro2">
          <table:table-cell table:style-name="ce1" office:value-type="string" calcext:value-type="string">
            <text:p>LocalWorkSize</text:p>
          </table:table-cell>
          <table:table-cell table:style-name="ce1" table:formula="of:=[.C2]/2" office:value-type="float" office:value="262144" calcext:value-type="float">
            <text:p>262144</text:p>
          </table:table-cell>
          <table:table-cell table:style-name="ce1" table:formula="of:=[.D2]/2" office:value-type="float" office:value="524288" calcext:value-type="float">
            <text:p>524288</text:p>
          </table:table-cell>
          <table:table-cell table:style-name="ce1" office:value-type="float" office:value="1048576" calcext:value-type="float">
            <text:p>1048576</text:p>
          </table:table-cell>
          <table:table-cell table:style-name="ce1" table:formula="of:=[.D2]*2" office:value-type="float" office:value="2097152" calcext:value-type="float">
            <text:p>2097152</text:p>
          </table:table-cell>
          <table:table-cell table:style-name="ce1" table:formula="of:=[.E2]*2" office:value-type="float" office:value="4194304" calcext:value-type="float">
            <text:p>4194304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0.03389" calcext:value-type="float">
            <text:p>0,03389</text:p>
          </table:table-cell>
          <table:table-cell office:value-type="float" office:value="0.0655291" calcext:value-type="float">
            <text:p>0,0655291</text:p>
          </table:table-cell>
          <table:table-cell office:value-type="float" office:value="0.128879" calcext:value-type="float">
            <text:p>0,128879</text:p>
          </table:table-cell>
          <table:table-cell office:value-type="float" office:value="0.257159" calcext:value-type="float">
            <text:p>0,257159</text:p>
          </table:table-cell>
          <table:table-cell office:value-type="float" office:value="0.512345" calcext:value-type="float">
            <text:p>0,512345</text:p>
          </table:table-cell>
        </table:table-row>
        <table:table-row table:style-name="ro3">
          <table:table-cell table:formula="of:=[.A3]+64" office:value-type="float" office:value="128" calcext:value-type="float">
            <text:p>128</text:p>
          </table:table-cell>
          <table:table-cell office:value-type="float" office:value="0.0362182" calcext:value-type="float">
            <text:p>0,0362182</text:p>
          </table:table-cell>
          <table:table-cell office:value-type="float" office:value="0.0669701" calcext:value-type="float">
            <text:p>0,0669701</text:p>
          </table:table-cell>
          <table:table-cell office:value-type="float" office:value="0.130143" calcext:value-type="float">
            <text:p>0,130143</text:p>
          </table:table-cell>
          <table:table-cell office:value-type="float" office:value="0.258558" calcext:value-type="float">
            <text:p>0,258558</text:p>
          </table:table-cell>
          <table:table-cell office:value-type="float" office:value="0.512301" calcext:value-type="float">
            <text:p>0,512301</text:p>
          </table:table-cell>
        </table:table-row>
        <table:table-row table:style-name="ro3">
          <table:table-cell table:formula="of:=[.A4]+64" office:value-type="float" office:value="192" calcext:value-type="float">
            <text:p>192</text:p>
          </table:table-cell>
          <table:table-cell office:value-type="float" office:value="0.0339658" calcext:value-type="float">
            <text:p>0,0339658</text:p>
          </table:table-cell>
          <table:table-cell office:value-type="float" office:value="0.0667281" calcext:value-type="float">
            <text:p>0,0667281</text:p>
          </table:table-cell>
          <table:table-cell office:value-type="float" office:value="0.128622" calcext:value-type="float">
            <text:p>0,128622</text:p>
          </table:table-cell>
          <table:table-cell office:value-type="float" office:value="0.264997" calcext:value-type="float">
            <text:p>0,264997</text:p>
          </table:table-cell>
          <table:table-cell office:value-type="float" office:value="0.513714" calcext:value-type="float">
            <text:p>0,513714</text:p>
          </table:table-cell>
        </table:table-row>
        <table:table-row table:style-name="ro3">
          <table:table-cell table:formula="of:=[.A5]+64" office:value-type="float" office:value="256" calcext:value-type="float">
            <text:p>256</text:p>
          </table:table-cell>
          <table:table-cell office:value-type="float" office:value="0.0379419" calcext:value-type="float">
            <text:p>0,0379419</text:p>
          </table:table-cell>
          <table:table-cell office:value-type="float" office:value="0.068866" calcext:value-type="float">
            <text:p>0,068866</text:p>
          </table:table-cell>
          <table:table-cell office:value-type="float" office:value="0.128751" calcext:value-type="float">
            <text:p>0,128751</text:p>
          </table:table-cell>
          <table:table-cell office:value-type="float" office:value="0.26847" calcext:value-type="float">
            <text:p>0,26847</text:p>
          </table:table-cell>
          <table:table-cell office:value-type="float" office:value="0.51326" calcext:value-type="float">
            <text:p>0,51326</text:p>
          </table:table-cell>
        </table:table-row>
        <table:table-row table:style-name="ro3">
          <table:table-cell table:formula="of:=[.A6]+64" office:value-type="float" office:value="320" calcext:value-type="float">
            <text:p>320</text:p>
          </table:table-cell>
          <table:table-cell office:value-type="float" office:value="0.0371211" calcext:value-type="float">
            <text:p>0,0371211</text:p>
          </table:table-cell>
          <table:table-cell office:value-type="float" office:value="0.0676589" calcext:value-type="float">
            <text:p>0,0676589</text:p>
          </table:table-cell>
          <table:table-cell office:value-type="float" office:value="0.12884" calcext:value-type="float">
            <text:p>0,12884</text:p>
          </table:table-cell>
          <table:table-cell office:value-type="float" office:value="0.266443" calcext:value-type="float">
            <text:p>0,266443</text:p>
          </table:table-cell>
          <table:table-cell office:value-type="float" office:value="0.512967" calcext:value-type="float">
            <text:p>0,512967</text:p>
          </table:table-cell>
        </table:table-row>
        <table:table-row table:style-name="ro3">
          <table:table-cell table:formula="of:=[.A7]+64" office:value-type="float" office:value="384" calcext:value-type="float">
            <text:p>384</text:p>
          </table:table-cell>
          <table:table-cell office:value-type="float" office:value="0.0337992" calcext:value-type="float">
            <text:p>0,0337992</text:p>
          </table:table-cell>
          <table:table-cell office:value-type="float" office:value="0.067564" calcext:value-type="float">
            <text:p>0,067564</text:p>
          </table:table-cell>
          <table:table-cell office:value-type="float" office:value="0.128803" calcext:value-type="float">
            <text:p>0,128803</text:p>
          </table:table-cell>
          <table:table-cell office:value-type="float" office:value="0.270314" calcext:value-type="float">
            <text:p>0,270314</text:p>
          </table:table-cell>
          <table:table-cell office:value-type="float" office:value="0.513751" calcext:value-type="float">
            <text:p>0,513751</text:p>
          </table:table-cell>
        </table:table-row>
        <table:table-row table:style-name="ro3">
          <table:table-cell table:formula="of:=[.A8]+64" office:value-type="float" office:value="448" calcext:value-type="float">
            <text:p>448</text:p>
          </table:table-cell>
          <table:table-cell office:value-type="float" office:value="0.0351329" calcext:value-type="float">
            <text:p>0,0351329</text:p>
          </table:table-cell>
          <table:table-cell office:value-type="float" office:value="0.0686941" calcext:value-type="float">
            <text:p>0,0686941</text:p>
          </table:table-cell>
          <table:table-cell office:value-type="float" office:value="0.128804" calcext:value-type="float">
            <text:p>0,128804</text:p>
          </table:table-cell>
          <table:table-cell office:value-type="float" office:value="0.258137" calcext:value-type="float">
            <text:p>0,258137</text:p>
          </table:table-cell>
          <table:table-cell office:value-type="float" office:value="0.513968" calcext:value-type="float">
            <text:p>0,513968</text:p>
          </table:table-cell>
        </table:table-row>
        <table:table-row table:style-name="ro3">
          <table:table-cell table:formula="of:=[.A9]+64" office:value-type="float" office:value="512" calcext:value-type="float">
            <text:p>512</text:p>
          </table:table-cell>
          <table:table-cell office:value-type="float" office:value="0.0371001" calcext:value-type="float">
            <text:p>0,0371001</text:p>
          </table:table-cell>
          <table:table-cell office:value-type="float" office:value="0.0707211" calcext:value-type="float">
            <text:p>0,0707211</text:p>
          </table:table-cell>
          <table:table-cell office:value-type="float" office:value="0.128683" calcext:value-type="float">
            <text:p>0,128683</text:p>
          </table:table-cell>
          <table:table-cell office:value-type="float" office:value="0.257357" calcext:value-type="float">
            <text:p>0,257357</text:p>
          </table:table-cell>
          <table:table-cell office:value-type="float" office:value="0.513042" calcext:value-type="float">
            <text:p>0,513042</text:p>
          </table:table-cell>
        </table:table-row>
        <table:table-row table:style-name="ro3">
          <table:table-cell table:formula="of:=[.A10]+64" office:value-type="float" office:value="576" calcext:value-type="float">
            <text:p>576</text:p>
          </table:table-cell>
          <table:table-cell office:value-type="float" office:value="0.037271" calcext:value-type="float">
            <text:p>0,037271</text:p>
          </table:table-cell>
          <table:table-cell office:value-type="float" office:value="0.0692551" calcext:value-type="float">
            <text:p>0,0692551</text:p>
          </table:table-cell>
          <table:table-cell office:value-type="float" office:value="0.130337" calcext:value-type="float">
            <text:p>0,130337</text:p>
          </table:table-cell>
          <table:table-cell office:value-type="float" office:value="0.259581" calcext:value-type="float">
            <text:p>0,259581</text:p>
          </table:table-cell>
          <table:table-cell office:value-type="float" office:value="0.512824" calcext:value-type="float">
            <text:p>0,512824</text:p>
          </table:table-cell>
        </table:table-row>
        <table:table-row table:style-name="ro3">
          <table:table-cell table:formula="of:=[.A11]+64" office:value-type="float" office:value="640" calcext:value-type="float">
            <text:p>640</text:p>
          </table:table-cell>
          <table:table-cell office:value-type="float" office:value="0.0336361" calcext:value-type="float">
            <text:p>0,0336361</text:p>
          </table:table-cell>
          <table:table-cell office:value-type="float" office:value="0.0697989" calcext:value-type="float">
            <text:p>0,0697989</text:p>
          </table:table-cell>
          <table:table-cell office:value-type="float" office:value="0.128875" calcext:value-type="float">
            <text:p>0,128875</text:p>
          </table:table-cell>
          <table:table-cell office:value-type="float" office:value="0.260278" calcext:value-type="float">
            <text:p>0,260278</text:p>
          </table:table-cell>
          <table:table-cell office:value-type="float" office:value="0.513123" calcext:value-type="float">
            <text:p>0,513123</text:p>
          </table:table-cell>
        </table:table-row>
        <table:table-row table:style-name="ro3">
          <table:table-cell table:formula="of:=[.A12]+64" office:value-type="float" office:value="704" calcext:value-type="float">
            <text:p>704</text:p>
          </table:table-cell>
          <table:table-cell office:value-type="float" office:value="0.0361481" calcext:value-type="float">
            <text:p>0,0361481</text:p>
          </table:table-cell>
          <table:table-cell office:value-type="float" office:value="0.068295" calcext:value-type="float">
            <text:p>0,068295</text:p>
          </table:table-cell>
          <table:table-cell office:value-type="float" office:value="0.130113" calcext:value-type="float">
            <text:p>0,130113</text:p>
          </table:table-cell>
          <table:table-cell office:value-type="float" office:value="0.260548" calcext:value-type="float">
            <text:p>0,260548</text:p>
          </table:table-cell>
          <table:table-cell office:value-type="float" office:value="0.518435" calcext:value-type="float">
            <text:p>0,518435</text:p>
          </table:table-cell>
        </table:table-row>
        <table:table-row table:style-name="ro3">
          <table:table-cell table:formula="of:=[.A13]+64" office:value-type="float" office:value="768" calcext:value-type="float">
            <text:p>768</text:p>
          </table:table-cell>
          <table:table-cell office:value-type="float" office:value="0.0372221" calcext:value-type="float">
            <text:p>0,0372221</text:p>
          </table:table-cell>
          <table:table-cell office:value-type="float" office:value="0.0668209" calcext:value-type="float">
            <text:p>0,0668209</text:p>
          </table:table-cell>
          <table:table-cell office:value-type="float" office:value="0.131116" calcext:value-type="float">
            <text:p>0,131116</text:p>
          </table:table-cell>
          <table:table-cell office:value-type="float" office:value="0.25968" calcext:value-type="float">
            <text:p>0,25968</text:p>
          </table:table-cell>
          <table:table-cell office:value-type="float" office:value="0.516958" calcext:value-type="float">
            <text:p>0,516958</text:p>
          </table:table-cell>
        </table:table-row>
        <table:table-row table:style-name="ro3">
          <table:table-cell table:formula="of:=[.A14]+64" office:value-type="float" office:value="832" calcext:value-type="float">
            <text:p>832</text:p>
          </table:table-cell>
          <table:table-cell office:value-type="float" office:value="0.0351608" calcext:value-type="float">
            <text:p>0,0351608</text:p>
          </table:table-cell>
          <table:table-cell office:value-type="float" office:value="0.0699072" calcext:value-type="float">
            <text:p>0,0699072</text:p>
          </table:table-cell>
          <table:table-cell office:value-type="float" office:value="0.129521" calcext:value-type="float">
            <text:p>0,129521</text:p>
          </table:table-cell>
          <table:table-cell office:value-type="float" office:value="0.262708" calcext:value-type="float">
            <text:p>0,262708</text:p>
          </table:table-cell>
          <table:table-cell office:value-type="float" office:value="0.516876" calcext:value-type="float">
            <text:p>0,516876</text:p>
          </table:table-cell>
        </table:table-row>
        <table:table-row table:style-name="ro3">
          <table:table-cell table:formula="of:=[.A15]+64" office:value-type="float" office:value="896" calcext:value-type="float">
            <text:p>896</text:p>
          </table:table-cell>
          <table:table-cell office:value-type="float" office:value="0.0370369" calcext:value-type="float">
            <text:p>0,0370369</text:p>
          </table:table-cell>
          <table:table-cell office:value-type="float" office:value="0.0681188" calcext:value-type="float">
            <text:p>0,0681188</text:p>
          </table:table-cell>
          <table:table-cell office:value-type="float" office:value="0.129113" calcext:value-type="float">
            <text:p>0,129113</text:p>
          </table:table-cell>
          <table:table-cell office:value-type="float" office:value="0.258314" calcext:value-type="float">
            <text:p>0,258314</text:p>
          </table:table-cell>
          <table:table-cell office:value-type="float" office:value="0.515236" calcext:value-type="float">
            <text:p>0,515236</text:p>
          </table:table-cell>
        </table:table-row>
        <table:table-row table:style-name="ro3">
          <table:table-cell table:formula="of:=[.A16]+64" office:value-type="float" office:value="960" calcext:value-type="float">
            <text:p>960</text:p>
          </table:table-cell>
          <table:table-cell office:value-type="float" office:value="0.034085" calcext:value-type="float">
            <text:p>0,034085</text:p>
          </table:table-cell>
          <table:table-cell office:value-type="float" office:value="0.0686669" calcext:value-type="float">
            <text:p>0,0686669</text:p>
          </table:table-cell>
          <table:table-cell office:value-type="float" office:value="0.129064" calcext:value-type="float">
            <text:p>0,129064</text:p>
          </table:table-cell>
          <table:table-cell office:value-type="float" office:value="0.258136" calcext:value-type="float">
            <text:p>0,258136</text:p>
          </table:table-cell>
          <table:table-cell office:value-type="float" office:value="0.514889" calcext:value-type="float">
            <text:p>0,514889</text:p>
          </table:table-cell>
        </table:table-row>
        <table:table-row table:style-name="ro3">
          <table:table-cell table:formula="of:=[.A17]+64" office:value-type="float" office:value="1024" calcext:value-type="float">
            <text:p>1024</text:p>
          </table:table-cell>
          <table:table-cell office:value-type="float" office:value="0.0358331" calcext:value-type="float">
            <text:p>0,0358331</text:p>
          </table:table-cell>
          <table:table-cell office:value-type="float" office:value="0.0691659" calcext:value-type="float">
            <text:p>0,0691659</text:p>
          </table:table-cell>
          <table:table-cell office:value-type="float" office:value="0.128845" calcext:value-type="float">
            <text:p>0,128845</text:p>
          </table:table-cell>
          <table:table-cell office:value-type="float" office:value="0.259876" calcext:value-type="float">
            <text:p>0,259876</text:p>
          </table:table-cell>
          <table:table-cell office:value-type="float" office:value="0.513406" calcext:value-type="float">
            <text:p>0,513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14:45.493619997</meta:creation-date>
    <dc:date>2018-10-30T15:07:47.219205678</dc:date>
    <meta:editing-duration>PT10M30S</meta:editing-duration>
    <meta:editing-cycles>2</meta:editing-cycles>
    <meta:generator>LibreOffice/6.0.6.2$Linux_X86_64 LibreOffice_project/00$Build-2</meta:generator>
    <meta:document-statistic meta:table-count="1" meta:cell-count="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25cm" svg:height="13.233cm" xlink:href=".." xlink:type="simple" chart:class="chart:line" chart:style-name="ch1">
        <chart:legend chart:legend-position="end" svg:x="20.885cm" svg:y="5.321cm" style:legend-expansion="high" chart:style-name="ch2"/>
        <chart:plot-area chart:style-name="ch3" table:cell-range-address="Tabelle1.A2:Tabelle1.F18" chart:data-source-has-labels="both" svg:x="1.481cm" svg:y="0.264cm" svg:width="18.934cm" svg:height="11.724cm">
          <chartooo:coordinate-region svg:x="2.208cm" svg:y="0.464cm" svg:width="17.835cm" svg:height="10.877cm"/>
          <chart:axis chart:dimension="x" chart:name="primary-x" chart:style-name="ch4" chartooo:axis-type="auto">
            <chartooo:date-scale/>
            <chart:title svg:x="9.727cm" svg:y="12.252cm" chart:style-name="ch5">
              <text:p>Local Work Size</text:p>
            </chart:title>
            <chart:categories table:cell-range-address="Tabelle1.A3:Tabelle1.A18"/>
          </chart:axis>
          <chart:axis chart:dimension="y" chart:name="primary-y" chart:style-name="ch4">
            <chart:title svg:x="0.451cm" svg:y="6.395cm" chart:style-name="ch6">
              <text:p>ms</text:p>
            </chart:title>
            <chart:grid chart:style-name="ch7" chart:class="major"/>
          </chart:axis>
          <chart:series chart:style-name="ch8" chart:values-cell-range-address="Tabelle1.B3:Tabelle1.B18" chart:label-cell-address="Tabelle1.B2:Tabelle1.B2" chart:class="chart:line">
            <chart:data-point chart:repeated="16"/>
          </chart:series>
          <chart:series chart:style-name="ch9" chart:values-cell-range-address="Tabelle1.C3:Tabelle1.C18" chart:label-cell-address="Tabelle1.C2:Tabelle1.C2" chart:class="chart:line">
            <chart:data-point chart:repeated="16"/>
          </chart:series>
          <chart:series chart:style-name="ch10" chart:values-cell-range-address="Tabelle1.D3:Tabelle1.D18" chart:label-cell-address="Tabelle1.D2:Tabelle1.D2" chart:class="chart:line">
            <chart:data-point chart:repeated="16"/>
          </chart:series>
          <chart:series chart:style-name="ch11" chart:values-cell-range-address="Tabelle1.E3:Tabelle1.E18" chart:label-cell-address="Tabelle1.E2:Tabelle1.E2" chart:class="chart:line">
            <chart:data-point chart:repeated="16"/>
          </chart:series>
          <chart:series chart:style-name="ch12" chart:values-cell-range-address="Tabelle1.F3:Tabelle1.F18" chart:label-cell-address="Tabelle1.F2:Tabelle1.F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2144</text:p>
                <draw:g>
                  <svg:desc>Tabelle1.B2:Tabelle1.B2</svg:desc>
                </draw:g>
              </table:table-cell>
              <table:table-cell office:value-type="string">
                <text:p>524288</text:p>
                <draw:g>
                  <svg:desc>Tabelle1.C2:Tabelle1.C2</svg:desc>
                </draw:g>
              </table:table-cell>
              <table:table-cell office:value-type="string">
                <text:p>1048576</text:p>
                <draw:g>
                  <svg:desc>Tabelle1.D2:Tabelle1.D2</svg:desc>
                </draw:g>
              </table:table-cell>
              <table:table-cell office:value-type="string">
                <text:p>2097152</text:p>
                <draw:g>
                  <svg:desc>Tabelle1.E2:Tabelle1.E2</svg:desc>
                </draw:g>
              </table:table-cell>
              <table:table-cell office:value-type="string">
                <text:p>4194304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Tabelle1.A3:Tabelle1.A18</svg:desc>
                </draw:g>
              </table:table-cell>
              <table:table-cell office:value-type="float" office:value="0.03389">
                <text:p>0.03389</text:p>
                <draw:g>
                  <svg:desc>Tabelle1.B3:Tabelle1.B18</svg:desc>
                </draw:g>
              </table:table-cell>
              <table:table-cell office:value-type="float" office:value="0.0655291">
                <text:p>0.0655291</text:p>
                <draw:g>
                  <svg:desc>Tabelle1.C3:Tabelle1.C18</svg:desc>
                </draw:g>
              </table:table-cell>
              <table:table-cell office:value-type="float" office:value="0.128879">
                <text:p>0.128879</text:p>
                <draw:g>
                  <svg:desc>Tabelle1.D3:Tabelle1.D18</svg:desc>
                </draw:g>
              </table:table-cell>
              <table:table-cell office:value-type="float" office:value="0.257159">
                <text:p>0.257159</text:p>
                <draw:g>
                  <svg:desc>Tabelle1.E3:Tabelle1.E18</svg:desc>
                </draw:g>
              </table:table-cell>
              <table:table-cell office:value-type="float" office:value="0.512345">
                <text:p>0.512345</text:p>
                <draw:g>
                  <svg:desc>Tabelle1.F3:Tabelle1.F18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62182">
                <text:p>0.0362182</text:p>
              </table:table-cell>
              <table:table-cell office:value-type="float" office:value="0.0669701">
                <text:p>0.0669701</text:p>
              </table:table-cell>
              <table:table-cell office:value-type="float" office:value="0.130143">
                <text:p>0.130143</text:p>
              </table:table-cell>
              <table:table-cell office:value-type="float" office:value="0.258558">
                <text:p>0.258558</text:p>
              </table:table-cell>
              <table:table-cell office:value-type="float" office:value="0.512301">
                <text:p>0.51230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339658">
                <text:p>0.0339658</text:p>
              </table:table-cell>
              <table:table-cell office:value-type="float" office:value="0.0667281">
                <text:p>0.0667281</text:p>
              </table:table-cell>
              <table:table-cell office:value-type="float" office:value="0.128622">
                <text:p>0.128622</text:p>
              </table:table-cell>
              <table:table-cell office:value-type="float" office:value="0.264997">
                <text:p>0.264997</text:p>
              </table:table-cell>
              <table:table-cell office:value-type="float" office:value="0.513714">
                <text:p>0.5137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379419">
                <text:p>0.0379419</text:p>
              </table:table-cell>
              <table:table-cell office:value-type="float" office:value="0.068866">
                <text:p>0.068866</text:p>
              </table:table-cell>
              <table:table-cell office:value-type="float" office:value="0.128751">
                <text:p>0.128751</text:p>
              </table:table-cell>
              <table:table-cell office:value-type="float" office:value="0.26847">
                <text:p>0.26847</text:p>
              </table:table-cell>
              <table:table-cell office:value-type="float" office:value="0.51326">
                <text:p>0.5132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371211">
                <text:p>0.0371211</text:p>
              </table:table-cell>
              <table:table-cell office:value-type="float" office:value="0.0676589">
                <text:p>0.0676589</text:p>
              </table:table-cell>
              <table:table-cell office:value-type="float" office:value="0.12884">
                <text:p>0.12884</text:p>
              </table:table-cell>
              <table:table-cell office:value-type="float" office:value="0.266443">
                <text:p>0.266443</text:p>
              </table:table-cell>
              <table:table-cell office:value-type="float" office:value="0.512967">
                <text:p>0.5129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337992">
                <text:p>0.0337992</text:p>
              </table:table-cell>
              <table:table-cell office:value-type="float" office:value="0.067564">
                <text:p>0.067564</text:p>
              </table:table-cell>
              <table:table-cell office:value-type="float" office:value="0.128803">
                <text:p>0.128803</text:p>
              </table:table-cell>
              <table:table-cell office:value-type="float" office:value="0.270314">
                <text:p>0.270314</text:p>
              </table:table-cell>
              <table:table-cell office:value-type="float" office:value="0.513751">
                <text:p>0.51375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351329">
                <text:p>0.0351329</text:p>
              </table:table-cell>
              <table:table-cell office:value-type="float" office:value="0.0686941">
                <text:p>0.0686941</text:p>
              </table:table-cell>
              <table:table-cell office:value-type="float" office:value="0.128804">
                <text:p>0.128804</text:p>
              </table:table-cell>
              <table:table-cell office:value-type="float" office:value="0.258137">
                <text:p>0.258137</text:p>
              </table:table-cell>
              <table:table-cell office:value-type="float" office:value="0.513968">
                <text:p>0.51396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371001">
                <text:p>0.0371001</text:p>
              </table:table-cell>
              <table:table-cell office:value-type="float" office:value="0.0707211">
                <text:p>0.0707211</text:p>
              </table:table-cell>
              <table:table-cell office:value-type="float" office:value="0.128683">
                <text:p>0.128683</text:p>
              </table:table-cell>
              <table:table-cell office:value-type="float" office:value="0.257357">
                <text:p>0.257357</text:p>
              </table:table-cell>
              <table:table-cell office:value-type="float" office:value="0.513042">
                <text:p>0.51304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37271">
                <text:p>0.037271</text:p>
              </table:table-cell>
              <table:table-cell office:value-type="float" office:value="0.0692551">
                <text:p>0.0692551</text:p>
              </table:table-cell>
              <table:table-cell office:value-type="float" office:value="0.130337">
                <text:p>0.130337</text:p>
              </table:table-cell>
              <table:table-cell office:value-type="float" office:value="0.259581">
                <text:p>0.259581</text:p>
              </table:table-cell>
              <table:table-cell office:value-type="float" office:value="0.512824">
                <text:p>0.51282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336361">
                <text:p>0.0336361</text:p>
              </table:table-cell>
              <table:table-cell office:value-type="float" office:value="0.0697989">
                <text:p>0.0697989</text:p>
              </table:table-cell>
              <table:table-cell office:value-type="float" office:value="0.128875">
                <text:p>0.128875</text:p>
              </table:table-cell>
              <table:table-cell office:value-type="float" office:value="0.260278">
                <text:p>0.260278</text:p>
              </table:table-cell>
              <table:table-cell office:value-type="float" office:value="0.513123">
                <text:p>0.51312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361481">
                <text:p>0.0361481</text:p>
              </table:table-cell>
              <table:table-cell office:value-type="float" office:value="0.068295">
                <text:p>0.068295</text:p>
              </table:table-cell>
              <table:table-cell office:value-type="float" office:value="0.130113">
                <text:p>0.130113</text:p>
              </table:table-cell>
              <table:table-cell office:value-type="float" office:value="0.260548">
                <text:p>0.260548</text:p>
              </table:table-cell>
              <table:table-cell office:value-type="float" office:value="0.518435">
                <text:p>0.51843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372221">
                <text:p>0.0372221</text:p>
              </table:table-cell>
              <table:table-cell office:value-type="float" office:value="0.0668209">
                <text:p>0.0668209</text:p>
              </table:table-cell>
              <table:table-cell office:value-type="float" office:value="0.131116">
                <text:p>0.131116</text:p>
              </table:table-cell>
              <table:table-cell office:value-type="float" office:value="0.25968">
                <text:p>0.25968</text:p>
              </table:table-cell>
              <table:table-cell office:value-type="float" office:value="0.516958">
                <text:p>0.51695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351608">
                <text:p>0.0351608</text:p>
              </table:table-cell>
              <table:table-cell office:value-type="float" office:value="0.0699072">
                <text:p>0.0699072</text:p>
              </table:table-cell>
              <table:table-cell office:value-type="float" office:value="0.129521">
                <text:p>0.129521</text:p>
              </table:table-cell>
              <table:table-cell office:value-type="float" office:value="0.262708">
                <text:p>0.262708</text:p>
              </table:table-cell>
              <table:table-cell office:value-type="float" office:value="0.516876">
                <text:p>0.51687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370369">
                <text:p>0.0370369</text:p>
              </table:table-cell>
              <table:table-cell office:value-type="float" office:value="0.0681188">
                <text:p>0.0681188</text:p>
              </table:table-cell>
              <table:table-cell office:value-type="float" office:value="0.129113">
                <text:p>0.129113</text:p>
              </table:table-cell>
              <table:table-cell office:value-type="float" office:value="0.258314">
                <text:p>0.258314</text:p>
              </table:table-cell>
              <table:table-cell office:value-type="float" office:value="0.515236">
                <text:p>0.51523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34085">
                <text:p>0.034085</text:p>
              </table:table-cell>
              <table:table-cell office:value-type="float" office:value="0.0686669">
                <text:p>0.0686669</text:p>
              </table:table-cell>
              <table:table-cell office:value-type="float" office:value="0.129064">
                <text:p>0.129064</text:p>
              </table:table-cell>
              <table:table-cell office:value-type="float" office:value="0.258136">
                <text:p>0.258136</text:p>
              </table:table-cell>
              <table:table-cell office:value-type="float" office:value="0.514889">
                <text:p>0.51488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358331">
                <text:p>0.0358331</text:p>
              </table:table-cell>
              <table:table-cell office:value-type="float" office:value="0.0691659">
                <text:p>0.0691659</text:p>
              </table:table-cell>
              <table:table-cell office:value-type="float" office:value="0.128845">
                <text:p>0.128845</text:p>
              </table:table-cell>
              <table:table-cell office:value-type="float" office:value="0.259876">
                <text:p>0.259876</text:p>
              </table:table-cell>
              <table:table-cell office:value-type="float" office:value="0.513406">
                <text:p>0.513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resolution="30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5.694cm" svg:height="14.453cm" xlink:href=".." xlink:type="simple" chart:class="chart:line" chart:style-name="ch1">
        <chart:legend chart:legend-position="end" svg:x="23.609cm" svg:y="3.192cm" style:legend-expansion="high" chart:style-name="ch2"/>
        <chart:plot-area chart:style-name="ch3" table:cell-range-address="Tabelle1.A2:Tabelle1.F18" chart:data-source-has-labels="both" svg:x="1.524cm" svg:y="0.289cm" svg:width="21.572cm" svg:height="12.894cm">
          <chartooo:coordinate-region svg:x="2.251cm" svg:y="0.489cm" svg:width="20.196cm" svg:height="12.047cm"/>
          <chart:axis chart:dimension="x" chart:name="primary-x" chart:style-name="ch4" chartooo:axis-type="auto">
            <chartooo:date-scale/>
            <chart:title svg:x="11.512cm" svg:y="13.472cm" chart:style-name="ch5">
              <text:p>Array Size</text:p>
            </chart:title>
            <chart:categories table:cell-range-address="Tabelle1.B2:Tabelle1.F2"/>
          </chart:axis>
          <chart:axis chart:dimension="y" chart:name="primary-y" chart:style-name="ch4">
            <chart:title svg:x="0.451cm" svg:y="7.005cm" chart:style-name="ch6">
              <text:p>ms</text:p>
            </chart:title>
            <chart:grid chart:style-name="ch7" chart:class="major"/>
          </chart:axis>
          <chart:series chart:style-name="ch8" chart:values-cell-range-address="Tabelle1.B3:Tabelle1.F3" chart:label-cell-address="Tabelle1.A3:Tabelle1.A3" chart:class="chart:line">
            <chart:data-point chart:repeated="5"/>
          </chart:series>
          <chart:series chart:style-name="ch9" chart:values-cell-range-address="Tabelle1.B4:Tabelle1.F4" chart:label-cell-address="Tabelle1.A4:Tabelle1.A4" chart:class="chart:line">
            <chart:data-point chart:repeated="5"/>
          </chart:series>
          <chart:series chart:style-name="ch10" chart:values-cell-range-address="Tabelle1.B5:Tabelle1.F5" chart:label-cell-address="Tabelle1.A5:Tabelle1.A5" chart:class="chart:line">
            <chart:data-point chart:repeated="5"/>
          </chart:series>
          <chart:series chart:style-name="ch11" chart:values-cell-range-address="Tabelle1.B6:Tabelle1.F6" chart:label-cell-address="Tabelle1.A6:Tabelle1.A6" chart:class="chart:line">
            <chart:data-point chart:repeated="5"/>
          </chart:series>
          <chart:series chart:style-name="ch12" chart:values-cell-range-address="Tabelle1.B7:Tabelle1.F7" chart:label-cell-address="Tabelle1.A7:Tabelle1.A7" chart:class="chart:line">
            <chart:data-point chart:repeated="5"/>
          </chart:series>
          <chart:series chart:style-name="ch13" chart:values-cell-range-address="Tabelle1.B8:Tabelle1.F8" chart:label-cell-address="Tabelle1.A8:Tabelle1.A8" chart:class="chart:line">
            <chart:data-point chart:repeated="5"/>
          </chart:series>
          <chart:series chart:style-name="ch14" chart:values-cell-range-address="Tabelle1.B9:Tabelle1.F9" chart:label-cell-address="Tabelle1.A9:Tabelle1.A9" chart:class="chart:line">
            <chart:data-point chart:repeated="5"/>
          </chart:series>
          <chart:series chart:style-name="ch15" chart:values-cell-range-address="Tabelle1.B10:Tabelle1.F10" chart:label-cell-address="Tabelle1.A10:Tabelle1.A10" chart:class="chart:line">
            <chart:data-point chart:repeated="5"/>
          </chart:series>
          <chart:series chart:style-name="ch16" chart:values-cell-range-address="Tabelle1.B11:Tabelle1.F11" chart:label-cell-address="Tabelle1.A11:Tabelle1.A11" chart:class="chart:line">
            <chart:data-point chart:repeated="5"/>
          </chart:series>
          <chart:series chart:style-name="ch17" chart:values-cell-range-address="Tabelle1.B12:Tabelle1.F12" chart:label-cell-address="Tabelle1.A12:Tabelle1.A12" chart:class="chart:line">
            <chart:data-point chart:repeated="5"/>
          </chart:series>
          <chart:series chart:style-name="ch18" chart:values-cell-range-address="Tabelle1.B13:Tabelle1.F13" chart:label-cell-address="Tabelle1.A13:Tabelle1.A13" chart:class="chart:line">
            <chart:data-point chart:repeated="5"/>
          </chart:series>
          <chart:series chart:style-name="ch19" chart:values-cell-range-address="Tabelle1.B14:Tabelle1.F14" chart:label-cell-address="Tabelle1.A14:Tabelle1.A14" chart:class="chart:line">
            <chart:data-point chart:repeated="5"/>
          </chart:series>
          <chart:series chart:style-name="ch20" chart:values-cell-range-address="Tabelle1.B15:Tabelle1.F15" chart:label-cell-address="Tabelle1.A15:Tabelle1.A15" chart:class="chart:line">
            <chart:data-point chart:repeated="5"/>
          </chart:series>
          <chart:series chart:style-name="ch21" chart:values-cell-range-address="Tabelle1.B16:Tabelle1.F16" chart:label-cell-address="Tabelle1.A16:Tabelle1.A16" chart:class="chart:line">
            <chart:data-point chart:repeated="5"/>
          </chart:series>
          <chart:series chart:style-name="ch22" chart:values-cell-range-address="Tabelle1.B17:Tabelle1.F17" chart:label-cell-address="Tabelle1.A17:Tabelle1.A17" chart:class="chart:line">
            <chart:data-point chart:repeated="5"/>
          </chart:series>
          <chart:series chart:style-name="ch23" chart:values-cell-range-address="Tabelle1.B18:Tabelle1.F18" chart:label-cell-address="Tabelle1.A18:Tabelle1.A18" chart:class="chart:line">
            <chart:data-point chart:repeated="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62144">
                <text:p>262144</text:p>
                <draw:g>
                  <svg:desc>Tabelle1.B2:Tabelle1.F2</svg:desc>
                </draw:g>
              </table:table-cell>
              <table:table-cell office:value-type="float" office:value="524288">
                <text:p>524288</text:p>
              </table:table-cell>
              <table:table-cell office:value-type="float" office:value="1048576">
                <text:p>1048576</text:p>
              </table:table-cell>
              <table:table-cell office:value-type="float" office:value="2097152">
                <text:p>2097152</text:p>
              </table:table-cell>
              <table:table-cell office:value-type="float" office:value="4194304">
                <text:p>4194304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Tabelle1.A3:Tabelle1.A3</svg:desc>
                </draw:g>
              </table:table-cell>
              <table:table-cell office:value-type="float" office:value="0.03389">
                <text:p>0.03389</text:p>
                <draw:g>
                  <svg:desc>Tabelle1.B3:Tabelle1.F3</svg:desc>
                </draw:g>
              </table:table-cell>
              <table:table-cell office:value-type="float" office:value="0.0655291">
                <text:p>0.0655291</text:p>
              </table:table-cell>
              <table:table-cell office:value-type="float" office:value="0.128879">
                <text:p>0.128879</text:p>
              </table:table-cell>
              <table:table-cell office:value-type="float" office:value="0.257159">
                <text:p>0.257159</text:p>
              </table:table-cell>
              <table:table-cell office:value-type="float" office:value="0.512345">
                <text:p>0.512345</text:p>
              </table:table-cell>
            </table:table-row>
            <table:table-row>
              <table:table-cell office:value-type="string">
                <text:p>128</text:p>
                <draw:g>
                  <svg:desc>Tabelle1.A4:Tabelle1.A4</svg:desc>
                </draw:g>
              </table:table-cell>
              <table:table-cell office:value-type="float" office:value="0.0362182">
                <text:p>0.0362182</text:p>
                <draw:g>
                  <svg:desc>Tabelle1.B4:Tabelle1.F4</svg:desc>
                </draw:g>
              </table:table-cell>
              <table:table-cell office:value-type="float" office:value="0.0669701">
                <text:p>0.0669701</text:p>
              </table:table-cell>
              <table:table-cell office:value-type="float" office:value="0.130143">
                <text:p>0.130143</text:p>
              </table:table-cell>
              <table:table-cell office:value-type="float" office:value="0.258558">
                <text:p>0.258558</text:p>
              </table:table-cell>
              <table:table-cell office:value-type="float" office:value="0.512301">
                <text:p>0.512301</text:p>
              </table:table-cell>
            </table:table-row>
            <table:table-row>
              <table:table-cell office:value-type="string">
                <text:p>192</text:p>
                <draw:g>
                  <svg:desc>Tabelle1.A5:Tabelle1.A5</svg:desc>
                </draw:g>
              </table:table-cell>
              <table:table-cell office:value-type="float" office:value="0.0339658">
                <text:p>0.0339658</text:p>
                <draw:g>
                  <svg:desc>Tabelle1.B5:Tabelle1.F5</svg:desc>
                </draw:g>
              </table:table-cell>
              <table:table-cell office:value-type="float" office:value="0.0667281">
                <text:p>0.0667281</text:p>
              </table:table-cell>
              <table:table-cell office:value-type="float" office:value="0.128622">
                <text:p>0.128622</text:p>
              </table:table-cell>
              <table:table-cell office:value-type="float" office:value="0.264997">
                <text:p>0.264997</text:p>
              </table:table-cell>
              <table:table-cell office:value-type="float" office:value="0.513714">
                <text:p>0.513714</text:p>
              </table:table-cell>
            </table:table-row>
            <table:table-row>
              <table:table-cell office:value-type="string">
                <text:p>256</text:p>
                <draw:g>
                  <svg:desc>Tabelle1.A6:Tabelle1.A6</svg:desc>
                </draw:g>
              </table:table-cell>
              <table:table-cell office:value-type="float" office:value="0.0379419">
                <text:p>0.0379419</text:p>
                <draw:g>
                  <svg:desc>Tabelle1.B6:Tabelle1.F6</svg:desc>
                </draw:g>
              </table:table-cell>
              <table:table-cell office:value-type="float" office:value="0.068866">
                <text:p>0.068866</text:p>
              </table:table-cell>
              <table:table-cell office:value-type="float" office:value="0.128751">
                <text:p>0.128751</text:p>
              </table:table-cell>
              <table:table-cell office:value-type="float" office:value="0.26847">
                <text:p>0.26847</text:p>
              </table:table-cell>
              <table:table-cell office:value-type="float" office:value="0.51326">
                <text:p>0.51326</text:p>
              </table:table-cell>
            </table:table-row>
            <table:table-row>
              <table:table-cell office:value-type="string">
                <text:p>320</text:p>
                <draw:g>
                  <svg:desc>Tabelle1.A7:Tabelle1.A7</svg:desc>
                </draw:g>
              </table:table-cell>
              <table:table-cell office:value-type="float" office:value="0.0371211">
                <text:p>0.0371211</text:p>
                <draw:g>
                  <svg:desc>Tabelle1.B7:Tabelle1.F7</svg:desc>
                </draw:g>
              </table:table-cell>
              <table:table-cell office:value-type="float" office:value="0.0676589">
                <text:p>0.0676589</text:p>
              </table:table-cell>
              <table:table-cell office:value-type="float" office:value="0.12884">
                <text:p>0.12884</text:p>
              </table:table-cell>
              <table:table-cell office:value-type="float" office:value="0.266443">
                <text:p>0.266443</text:p>
              </table:table-cell>
              <table:table-cell office:value-type="float" office:value="0.512967">
                <text:p>0.512967</text:p>
              </table:table-cell>
            </table:table-row>
            <table:table-row>
              <table:table-cell office:value-type="string">
                <text:p>384</text:p>
                <draw:g>
                  <svg:desc>Tabelle1.A8:Tabelle1.A8</svg:desc>
                </draw:g>
              </table:table-cell>
              <table:table-cell office:value-type="float" office:value="0.0337992">
                <text:p>0.0337992</text:p>
                <draw:g>
                  <svg:desc>Tabelle1.B8:Tabelle1.F8</svg:desc>
                </draw:g>
              </table:table-cell>
              <table:table-cell office:value-type="float" office:value="0.067564">
                <text:p>0.067564</text:p>
              </table:table-cell>
              <table:table-cell office:value-type="float" office:value="0.128803">
                <text:p>0.128803</text:p>
              </table:table-cell>
              <table:table-cell office:value-type="float" office:value="0.270314">
                <text:p>0.270314</text:p>
              </table:table-cell>
              <table:table-cell office:value-type="float" office:value="0.513751">
                <text:p>0.513751</text:p>
              </table:table-cell>
            </table:table-row>
            <table:table-row>
              <table:table-cell office:value-type="string">
                <text:p>448</text:p>
                <draw:g>
                  <svg:desc>Tabelle1.A9:Tabelle1.A9</svg:desc>
                </draw:g>
              </table:table-cell>
              <table:table-cell office:value-type="float" office:value="0.0351329">
                <text:p>0.0351329</text:p>
                <draw:g>
                  <svg:desc>Tabelle1.B9:Tabelle1.F9</svg:desc>
                </draw:g>
              </table:table-cell>
              <table:table-cell office:value-type="float" office:value="0.0686941">
                <text:p>0.0686941</text:p>
              </table:table-cell>
              <table:table-cell office:value-type="float" office:value="0.128804">
                <text:p>0.128804</text:p>
              </table:table-cell>
              <table:table-cell office:value-type="float" office:value="0.258137">
                <text:p>0.258137</text:p>
              </table:table-cell>
              <table:table-cell office:value-type="float" office:value="0.513968">
                <text:p>0.513968</text:p>
              </table:table-cell>
            </table:table-row>
            <table:table-row>
              <table:table-cell office:value-type="string">
                <text:p>512</text:p>
                <draw:g>
                  <svg:desc>Tabelle1.A10:Tabelle1.A10</svg:desc>
                </draw:g>
              </table:table-cell>
              <table:table-cell office:value-type="float" office:value="0.0371001">
                <text:p>0.0371001</text:p>
                <draw:g>
                  <svg:desc>Tabelle1.B10:Tabelle1.F10</svg:desc>
                </draw:g>
              </table:table-cell>
              <table:table-cell office:value-type="float" office:value="0.0707211">
                <text:p>0.0707211</text:p>
              </table:table-cell>
              <table:table-cell office:value-type="float" office:value="0.128683">
                <text:p>0.128683</text:p>
              </table:table-cell>
              <table:table-cell office:value-type="float" office:value="0.257357">
                <text:p>0.257357</text:p>
              </table:table-cell>
              <table:table-cell office:value-type="float" office:value="0.513042">
                <text:p>0.513042</text:p>
              </table:table-cell>
            </table:table-row>
            <table:table-row>
              <table:table-cell office:value-type="string">
                <text:p>576</text:p>
                <draw:g>
                  <svg:desc>Tabelle1.A11:Tabelle1.A11</svg:desc>
                </draw:g>
              </table:table-cell>
              <table:table-cell office:value-type="float" office:value="0.037271">
                <text:p>0.037271</text:p>
                <draw:g>
                  <svg:desc>Tabelle1.B11:Tabelle1.F11</svg:desc>
                </draw:g>
              </table:table-cell>
              <table:table-cell office:value-type="float" office:value="0.0692551">
                <text:p>0.0692551</text:p>
              </table:table-cell>
              <table:table-cell office:value-type="float" office:value="0.130337">
                <text:p>0.130337</text:p>
              </table:table-cell>
              <table:table-cell office:value-type="float" office:value="0.259581">
                <text:p>0.259581</text:p>
              </table:table-cell>
              <table:table-cell office:value-type="float" office:value="0.512824">
                <text:p>0.512824</text:p>
              </table:table-cell>
            </table:table-row>
            <table:table-row>
              <table:table-cell office:value-type="string">
                <text:p>640</text:p>
                <draw:g>
                  <svg:desc>Tabelle1.A12:Tabelle1.A12</svg:desc>
                </draw:g>
              </table:table-cell>
              <table:table-cell office:value-type="float" office:value="0.0336361">
                <text:p>0.0336361</text:p>
                <draw:g>
                  <svg:desc>Tabelle1.B12:Tabelle1.F12</svg:desc>
                </draw:g>
              </table:table-cell>
              <table:table-cell office:value-type="float" office:value="0.0697989">
                <text:p>0.0697989</text:p>
              </table:table-cell>
              <table:table-cell office:value-type="float" office:value="0.128875">
                <text:p>0.128875</text:p>
              </table:table-cell>
              <table:table-cell office:value-type="float" office:value="0.260278">
                <text:p>0.260278</text:p>
              </table:table-cell>
              <table:table-cell office:value-type="float" office:value="0.513123">
                <text:p>0.513123</text:p>
              </table:table-cell>
            </table:table-row>
            <table:table-row>
              <table:table-cell office:value-type="string">
                <text:p>704</text:p>
                <draw:g>
                  <svg:desc>Tabelle1.A13:Tabelle1.A13</svg:desc>
                </draw:g>
              </table:table-cell>
              <table:table-cell office:value-type="float" office:value="0.0361481">
                <text:p>0.0361481</text:p>
                <draw:g>
                  <svg:desc>Tabelle1.B13:Tabelle1.F13</svg:desc>
                </draw:g>
              </table:table-cell>
              <table:table-cell office:value-type="float" office:value="0.068295">
                <text:p>0.068295</text:p>
              </table:table-cell>
              <table:table-cell office:value-type="float" office:value="0.130113">
                <text:p>0.130113</text:p>
              </table:table-cell>
              <table:table-cell office:value-type="float" office:value="0.260548">
                <text:p>0.260548</text:p>
              </table:table-cell>
              <table:table-cell office:value-type="float" office:value="0.518435">
                <text:p>0.518435</text:p>
              </table:table-cell>
            </table:table-row>
            <table:table-row>
              <table:table-cell office:value-type="string">
                <text:p>768</text:p>
                <draw:g>
                  <svg:desc>Tabelle1.A14:Tabelle1.A14</svg:desc>
                </draw:g>
              </table:table-cell>
              <table:table-cell office:value-type="float" office:value="0.0372221">
                <text:p>0.0372221</text:p>
                <draw:g>
                  <svg:desc>Tabelle1.B14:Tabelle1.F14</svg:desc>
                </draw:g>
              </table:table-cell>
              <table:table-cell office:value-type="float" office:value="0.0668209">
                <text:p>0.0668209</text:p>
              </table:table-cell>
              <table:table-cell office:value-type="float" office:value="0.131116">
                <text:p>0.131116</text:p>
              </table:table-cell>
              <table:table-cell office:value-type="float" office:value="0.25968">
                <text:p>0.25968</text:p>
              </table:table-cell>
              <table:table-cell office:value-type="float" office:value="0.516958">
                <text:p>0.516958</text:p>
              </table:table-cell>
            </table:table-row>
            <table:table-row>
              <table:table-cell office:value-type="string">
                <text:p>832</text:p>
                <draw:g>
                  <svg:desc>Tabelle1.A15:Tabelle1.A15</svg:desc>
                </draw:g>
              </table:table-cell>
              <table:table-cell office:value-type="float" office:value="0.0351608">
                <text:p>0.0351608</text:p>
                <draw:g>
                  <svg:desc>Tabelle1.B15:Tabelle1.F15</svg:desc>
                </draw:g>
              </table:table-cell>
              <table:table-cell office:value-type="float" office:value="0.0699072">
                <text:p>0.0699072</text:p>
              </table:table-cell>
              <table:table-cell office:value-type="float" office:value="0.129521">
                <text:p>0.129521</text:p>
              </table:table-cell>
              <table:table-cell office:value-type="float" office:value="0.262708">
                <text:p>0.262708</text:p>
              </table:table-cell>
              <table:table-cell office:value-type="float" office:value="0.516876">
                <text:p>0.516876</text:p>
              </table:table-cell>
            </table:table-row>
            <table:table-row>
              <table:table-cell office:value-type="string">
                <text:p>896</text:p>
                <draw:g>
                  <svg:desc>Tabelle1.A16:Tabelle1.A16</svg:desc>
                </draw:g>
              </table:table-cell>
              <table:table-cell office:value-type="float" office:value="0.0370369">
                <text:p>0.0370369</text:p>
                <draw:g>
                  <svg:desc>Tabelle1.B16:Tabelle1.F16</svg:desc>
                </draw:g>
              </table:table-cell>
              <table:table-cell office:value-type="float" office:value="0.0681188">
                <text:p>0.0681188</text:p>
              </table:table-cell>
              <table:table-cell office:value-type="float" office:value="0.129113">
                <text:p>0.129113</text:p>
              </table:table-cell>
              <table:table-cell office:value-type="float" office:value="0.258314">
                <text:p>0.258314</text:p>
              </table:table-cell>
              <table:table-cell office:value-type="float" office:value="0.515236">
                <text:p>0.515236</text:p>
              </table:table-cell>
            </table:table-row>
            <table:table-row>
              <table:table-cell office:value-type="string">
                <text:p>960</text:p>
                <draw:g>
                  <svg:desc>Tabelle1.A17:Tabelle1.A17</svg:desc>
                </draw:g>
              </table:table-cell>
              <table:table-cell office:value-type="float" office:value="0.034085">
                <text:p>0.034085</text:p>
                <draw:g>
                  <svg:desc>Tabelle1.B17:Tabelle1.F17</svg:desc>
                </draw:g>
              </table:table-cell>
              <table:table-cell office:value-type="float" office:value="0.0686669">
                <text:p>0.0686669</text:p>
              </table:table-cell>
              <table:table-cell office:value-type="float" office:value="0.129064">
                <text:p>0.129064</text:p>
              </table:table-cell>
              <table:table-cell office:value-type="float" office:value="0.258136">
                <text:p>0.258136</text:p>
              </table:table-cell>
              <table:table-cell office:value-type="float" office:value="0.514889">
                <text:p>0.514889</text:p>
              </table:table-cell>
            </table:table-row>
            <table:table-row>
              <table:table-cell office:value-type="string">
                <text:p>1024</text:p>
                <draw:g>
                  <svg:desc>Tabelle1.A18:Tabelle1.A18</svg:desc>
                </draw:g>
              </table:table-cell>
              <table:table-cell office:value-type="float" office:value="0.0358331">
                <text:p>0.0358331</text:p>
                <draw:g>
                  <svg:desc>Tabelle1.B18:Tabelle1.F18</svg:desc>
                </draw:g>
              </table:table-cell>
              <table:table-cell office:value-type="float" office:value="0.0691659">
                <text:p>0.0691659</text:p>
              </table:table-cell>
              <table:table-cell office:value-type="float" office:value="0.128845">
                <text:p>0.128845</text:p>
              </table:table-cell>
              <table:table-cell office:value-type="float" office:value="0.259876">
                <text:p>0.259876</text:p>
              </table:table-cell>
              <table:table-cell office:value-type="float" office:value="0.513406">
                <text:p>0.513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